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12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" fo:font-size="10pt" fo:language="ru" fo:country="RU" style:font-size-asian="10pt" style:font-size-complex="10pt"/>
    </style:style>
    <style:style style:name="T116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7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8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2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2" style:font-size-asian="11.5pt" style:font-style-asian="normal" style:font-weight-asian="bold" style:font-name-complex="FreeSans3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2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43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2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0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normal" style:letter-kerning="true" style:font-name-asian="DejaVu Sans2" style:font-size-asian="12pt" style:font-weight-asian="normal" style:font-name-complex="FreeSans3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bold" style:letter-kerning="true" style:font-name-asian="DejaVu Sans2" style:font-size-asian="12pt" style:font-weight-asian="bold" style:font-name-complex="FreeSans3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2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2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5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62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2" style:font-size-asian="6pt" style:font-style-asian="normal" style:font-weight-asian="normal" style:font-name-complex="FreeSans3" style:font-size-complex="6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8">Structure1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8">BaseType</text:span><text:span text:style-name="T198"><text:tab/></text:span><text:span text:style-name="T198"><text:tab/></text:span><text:span text:style-name="T188">// переменная типа </text:span><text:span text:style-name="T198">BaseType </text:span></text:p>
            <text:p text:style-name="P13"><text:span text:style-name="T188"><text:tab/></text:span><text:span text:style-name="T188">var p *</text:span><text:span text:style-name="T198">BaseType</text:span><text:span text:style-name="T188"><text:tab/></text:span><text:span text:style-name="T188">// указатель на переменную типа </text:span><text:span text:style-name="T198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8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8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]</text:span><text:span text:style-name="T98">User{user1, user2, user3}</text:span></text:p>
            <text:p text:style-name="P13"><text:span text:style-name="T99"><text:tab/></text:span><text:span text:style-name="T99">possibleErrors1</text:span><text:span text:style-name="T96"> :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possibleErrors2</text:span><text:span text:style-name="T96"> :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</text:span><text:span text:style-name="T183">struct embedding</text:span><text:span text:style-name="T180">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1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 </text:span><text:span text:style-name="T282">(PHP→Go)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3.04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290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2.812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91">(since 2009)</text:span><text:span text:style-name="T224">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, Jul 2025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1">* я не учитывал в индексах позицию HTML/CSS</text:span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</text:span><text:span text:style-name="T58">[ ]</text:span><text:span text:style-name="T29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3">Нет полноценного ООП. </text:span></text:p>
              </text:list-item>
              <text:list-item>
                <text:p text:style-name="P18"><text:span text:style-name="T29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3">Нет возможности объявить неизменяемость (immutability declarations), кроме </text:span><text:span text:style-name="T58">const</text:span><text:span text:style-name="T293">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8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: "</text:span><text:span text:style-name="T58">Mon Jan 2 15:04:05 -0700 2006</text:span><text:span text:style-name="T293">"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8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3"/></text:p>
            <text:p text:style-name="P74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3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7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8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8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77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8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8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8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8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8"><text:s text:c="4"/>// Примеры конструкций</text:span></text:p>
              </text:list-item>
              <text:list-item>
                <text:p text:style-name="P77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77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77"><text:span text:style-name="T299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8"><text:s text:c="10"/>// "Effecive Go" бесплатная web-книга</text:span></text:p>
              </text:list-item>
              <text:list-item>
                <text:p text:style-name="P77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8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8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8">@ proglib.io // План изучения</text:span></text:p>
              </text:list-item>
              <text:list-item>
                <text:p text:style-name="P77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77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77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запущенная для одновременного выволнения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3T14:36:18.488563163</dc:date>
    <meta:editing-duration>P9DT22H16M47S</meta:editing-duration>
    <meta:editing-cycles>1719</meta:editing-cycles>
    <meta:generator>LibreOffice/7.4.7.2$Linux_X86_64 LibreOffice_project/40$Build-2</meta:generator>
    <meta:document-statistic meta:object-count="525"/>
  </office:meta>
</office:document-meta>
</file>